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Heading_20_1" style:master-page-name="HTML"/>
    <style:style style:name="T1" style:family="text">
      <style:text-properties style:font-name="Arial2" fo:font-size="16.1000003814697pt" style:font-size-asian="16.1000003814697pt" style:font-size-complex="16.1000003814697pt"/>
    </style:style>
    <style:style style:name="T2" style:family="text">
      <style:text-properties fo:font-style="italic"/>
    </style:style>
    <style:style style:name="T3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Appendix A : </text:span>How to Run ClamWin from CD or USB</text:h>
      <text:h text:style-name="Heading_20_3" text:outline-level="3">Introduction</text:h>
      <text:p text:style-name="Text_20_body">This tutorial explains how to create a CD or USB key with <text:a xlink:type="simple" xlink:href="http://www.clamwin.com/">ClamWin</text:a>, to allow a Windows PC to be scanned for viruses without having to install ClamWin. Note that the CD/USB key is <text:span text:style-name="T2">not</text:span> bootable, and so can only be used on a working Windows PC.</text:p>
      <text:p text:style-name="Text_20_body">The PC that is used to create the CD/USB will need to have ClamWin installed, and be able to copy files/folders to a CD or USB key.</text:p>
      <text:h text:style-name="Heading_20_3" text:outline-level="3">The easy way : Portable ClamWin</text:h>
      <text:p text:style-name="Text_20_body">The easy way is to use the pre-built portable version of ClamWin, which can be found at <text:a xlink:type="simple" xlink:href="http://portableapps.com/apps/utilities/clamwin_portable">http://portableapps.com/apps/utilities/clamwin_portable</text:a>. <text:s/></text:p>
      <text:p text:style-name="Text_20_body">Note that the maintainers of this Portable ClamWin are not affiliated with the ClamWin team, so the team might not be able to answer all your questions regarding this version. <text:s/>Also, ClamWin Portable might be some versions behind the official ClamWin release.</text:p>
      <text:h text:style-name="Heading_20_3" text:outline-level="3">Preparation</text:h>
      <text:p text:style-name="Text_20_body">Start by installing the latest version of ClamWin, and download the latest virus definitions. See the ClamWin manual for full details on how to do this. </text:p>
      <text:p text:style-name="Text_20_body">Note that, if you are going to create a CD, you will not be able to update the virus definitions without creating a new CD, since a CD is read-only.</text:p>
      <text:h text:style-name="Heading_20_3" text:outline-level="3">Copy Folders</text:h>
      <text:p text:style-name="Text_20_body">Create a working folder in a convenient location to hold the files that are to be copied onto CD/USB, e.g. <text:span text:style-name="Teletype">C:\ClamWin-CD</text:span>.</text:p>
      <text:p text:style-name="Text_20_body">In the working folder, create a folder named <text:span text:style-name="Teletype">ClamWin</text:span>.</text:p>
      <text:p text:style-name="Text_20_body">Copy the contents of the ClamWin program folder into <text:span text:style-name="Teletype">C:\ClamWin-CD\ClamWin</text:span>. By default, the ClamWin program folder is installed to <text:span text:style-name="Teletype">C:\Program Files\ClamWin</text:span></text:p>
      <text:p text:style-name="Text_20_body">Create folders named <text:span text:style-name="Teletype">log</text:span>, <text:span text:style-name="Teletype">db</text:span> and <text:span text:style-name="Teletype">quarantine</text:span> in <text:span text:style-name="Teletype">C:\ClamWin-CD\ClamWin.</text:span></text:p>
      <text:p text:style-name="Text_20_body">Copy the ClamWin database files (all files in the <text:span text:style-name="T3">db</text:span> folder) into <text:span text:style-name="Teletype">C:\ClamWin-CD\ClamWin\db</text:span>. In Windows 2000/XP, the ClamWin database folder defaults to <text:span text:style-name="Teletype">C:\Documents and Settings\USERNAME\.clamwin\db</text:span>, where <text:span text:style-name="Teletype">USERNAME</text:span> is your login name (if it was installed for a single user) or <text:span text:style-name="Teletype">C:\Documents and Settings\All Users\.clamwin\db</text:span> (if it was installed for all users).</text:p>
      <text:p text:style-name="Text_20_body">Copy the following into a text file named <text:span text:style-name="Teletype">C:\ClamWin-CD\ClamWin\bin\clamwin.conf</text:span></text:p>
      <text:p text:style-name="Preformatted_20_Text">[Schedule]</text:p>
      <text:p text:style-name="Preformatted_20_Text">path = .\</text:p>
      <text:p text:style-name="Preformatted_20_Text"/>
      <text:p text:style-name="Preformatted_20_Text">[ClamAV]</text:p>
      <text:p text:style-name="Preformatted_20_Text">clamscan = .\clamscan.exe</text:p>
      <text:p text:style-name="Preformatted_20_Text">enablembox = 0</text:p>
      <text:p text:style-name="Preformatted_20_Text">maxfiles = 500</text:p>
      <text:p text:style-name="Preformatted_20_Text">infectedonly = 0</text:p>
      <text:p text:style-name="Preformatted_20_Text">database = ..\db</text:p>
      <text:p text:style-name="Preformatted_20_Text">includepatterns = </text:p>
      <text:p text:style-name="Preformatted_20_Text">scanole2 = 1</text:p>
      <text:p text:style-name="Preformatted_20_Text">excludepatterns = *.dbx|CLAMWIN_SEP|*.tbb|CLAMWIN_SEP|*.pst|CLAMWIN_SEP|*.dat|CLAMWIN_SEP|*.log|CLAMWIN_SEP|*.nsf|CLAMWIN_SEP|*.ntf|CLAMWIN_SEP|*.chm</text:p>
      <text:p text:style-name="Preformatted_20_Text">maxsize = 10</text:p>
      <text:p text:style-name="Preformatted_20_Text">scanarchives = 1</text:p>
      <text:p text:style-name="Preformatted_20_Text">priority = Low</text:p>
      <text:p text:style-name="Preformatted_20_Text">maxrecursion = 5</text:p>
      <text:p text:style-name="Preformatted_20_Text">maxlogsize = 1</text:p>
      <text:p text:style-name="Preformatted_20_Text">moveinfected = 0</text:p>
      <text:p text:style-name="Preformatted_20_Text">debug = 0</text:p>
      <text:p text:style-name="Preformatted_20_Text">logfile = ..\log\ClamScanLog.txt</text:p>
      <text:p text:style-name="Preformatted_20_Text">scanrecursive = 1</text:p>
      <text:p text:style-name="Preformatted_20_Text">freshclam = .\freshclam.exe</text:p>
      <text:p text:style-name="Preformatted_20_Text">quarantinedir = ..\quarantine </text:p>
      <text:p text:style-name="Preformatted_20_Text">removeinfected = 0</text:p>
      <text:p text:style-name="Preformatted_20_Text"/>
      <text:p text:style-name="Preformatted_20_Text">[UI]</text:p>
      <text:p text:style-name="Preformatted_20_Text">reportinfected = 1</text:p>
      <text:p text:style-name="Preformatted_20_Text">traynotify = 0</text:p>
      <text:p text:style-name="Preformatted_20_Text">standalone = 1</text:p>
      <text:p text:style-name="Preformatted_20_Text"/>
      <text:p text:style-name="Preformatted_20_Text">[Updates]</text:p>
      <text:p text:style-name="Preformatted_20_Text">dbupdatelogfile = ..\log\ClamUpdateLog.txt</text:p>
      <text:p text:style-name="Preformatted_20_Text">enable = 1</text:p>
      <text:p text:style-name="Preformatted_20_Text">dbmirror = database.clamav.net</text:p>
      <text:p text:style-name="Preformatted_20_Text">updateonlogon = 0</text:p>
      <text:p text:style-name="Preformatted_20_Text">frequency = Daily</text:p>
      <text:p text:style-name="Preformatted_20_Text">weekday = 2</text:p>
      <text:p text:style-name="Preformatted_20_Text">time = 12:00:00</text:p>
      <text:p text:style-name="Preformatted_20_Text"/>
      <text:p text:style-name="Preformatted_20_Text">[EmailAlerts]</text:p>
      <text:p text:style-name="Preformatted_20_Text">enable = 0</text:p>
      <text:p text:style-name="Preformatted_20_Text">from = clamwin@yourdomain</text:p>
      <text:p text:style-name="Preformatted_20_Text">to = admin@yourdomain</text:p>
      <text:p text:style-name="Preformatted_20_Text">smtppassword = </text:p>
      <text:p text:style-name="Preformatted_20_Text">smtpuser = </text:p>
      <text:p text:style-name="Preformatted_20_Text">smtphost = </text:p>
      <text:p text:style-name="Preformatted_20_Text">smtpport = 25</text:p>
      <text:p text:style-name="Preformatted_20_Text">subject = ClamWin Virus Alert</text:p>
      <text:p text:style-name="Preformatted_20_Text"/>
      <text:p text:style-name="Preformatted_20_Text">[Proxy]</text:p>
      <text:p text:style-name="Preformatted_20_Text">host = </text:p>
      <text:p text:style-name="Preformatted_20_Text">password = </text:p>
      <text:p text:style-name="Preformatted_20_Text">port = 3128</text:p>
      <text:p text:style-name="P1">user = </text:p>
      <text:p text:style-name="Text_20_body">You should now have the following folders:</text:p>
      <text:p text:style-name="Preformatted_20_Text">C:\ClamWin-CD</text:p>
      <text:p text:style-name="Preformatted_20_Text">C:\ClamWin-CD\ClamWin\bin</text:p>
      <text:p text:style-name="Preformatted_20_Text">C:\ClamWin-CD\ClamWin\db</text:p>
      <text:p text:style-name="Preformatted_20_Text">C:\ClamWin-CD\ClamWin\lib</text:p>
      <text:p text:style-name="Preformatted_20_Text">C:\ClamWin-CD\ClamWin\log</text:p>
      <text:p text:style-name="Preformatted_20_Text">C:\ClamWin-CD\ClamWin\quarantine</text:p>
      <text:h text:style-name="Heading_20_3" text:outline-level="3">Copy Files to CD/USB</text:h>
      <text:p text:style-name="Text_20_body">Now you just need to copy the contents of <text:span text:style-name="Teletype">C:\ClamWin-CD</text:span> to a CD or USB key. Do not copy the <text:span text:style-name="Teletype">C:\ClamWin-CD</text:span> folder itself, only the contents. Exactly how this is done will depend on whether a CD or USB key is to be used, and what software is to be used.</text:p>
      <text:h text:style-name="Heading_20_2" text:outline-level="2">Using the CD/USB</text:h>
      <text:p text:style-name="Text_20_body">To use it, insert the CD/USB into the PC to be scanned. Run ClamWin by double-clicking on the <text:span text:style-name="Teletype">ClamWin.exe</text:span> file in the <text:span text:style-name="Teletype">ClamWin\bin</text:span> folder.</text:p>
      <text:p text:style-name="Text_20_body">ClamWin should operate normally, but if run from CD or read-only USB drive, it will have the following restrictions: </text:p>
      <text:list text:style-name="L1">
        <text:list-item>
          <text:p text:style-name="P3">Files will not be quarantined</text:p>
        </text:list-item>
        <text:list-item>
          <text:p text:style-name="P3">Internet updates will not work</text:p>
        </text:list-item>
        <text:list-item>
          <text:p text:style-name="P2">Preferences cannot be changed</text:p>
        </text:list-item>
      </text:list>
      <text:p text:style-name="Text_20_body">These restrictions will not apply if it is run from a USB drive with read-write permission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GB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 style:font-name="Arial" fo:font-size="12pt" style:font-name-asian="Arial" style:font-size-asian="12pt" style:font-name-complex="Arial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style:font-name="Arial1" fo:font-size="16.1000003814697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4pt" fo:font-style="italic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.007cm" fo:margin-bottom="2.007cm" fo:margin-left="2cm" fo:margin-right="2.007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ClamWin CD/USB - HowTo</dc:title>
    <meta:creation-date>2005-05-31T10:21:42</meta:creation-date>
    <dc:creator>Peter Budts</dc:creator>
    <dc:date>2007-07-08T14:18:09</dc:date>
    <dc:language>en-GB</dc:language>
    <meta:editing-cycles>13</meta:editing-cycles>
    <meta:editing-duration>PT58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656" meta:character-count="3839"/>
  </office:meta>
</office:document-meta>
</file>